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paragraph-rsid="0008ceef" style:font-size-asian="18pt" style:font-weight-asian="bold" style:font-size-complex="18pt" style:font-weight-complex="bold"/>
    </style:style>
    <style:style style:name="P2" style:family="paragraph" style:parent-style-name="Standard">
      <style:text-properties fo:font-size="11pt" style:text-underline-style="none" fo:font-weight="normal" officeooo:rsid="0008ceef" officeooo:paragraph-rsid="0008ceef" style:font-size-asian="9.60000038146973pt" style:font-weight-asian="normal" style:font-size-complex="11pt" style:font-weight-complex="normal"/>
    </style:style>
    <style:style style:name="P3" style:family="paragraph" style:parent-style-name="Standard">
      <style:text-properties fo:font-size="11pt" style:text-underline-style="none" fo:font-weight="normal" officeooo:rsid="0008ceef" officeooo:paragraph-rsid="00094a8c" style:font-size-asian="9.60000038146973pt" style:font-weight-asian="normal" style:font-size-complex="11pt" style:font-weight-complex="normal"/>
    </style:style>
    <style:style style:name="P4" style:family="paragraph" style:parent-style-name="Standard">
      <style:text-properties fo:font-size="11pt" style:text-underline-style="none" fo:font-weight="normal" officeooo:rsid="0008ceef" officeooo:paragraph-rsid="000a8e42" style:font-size-asian="9.60000038146973pt" style:font-weight-asian="normal" style:font-size-complex="11pt" style:font-weight-complex="normal"/>
    </style:style>
    <style:style style:name="P5" style:family="paragraph" style:parent-style-name="Standard">
      <style:text-properties fo:font-size="15pt" style:text-underline-style="solid" style:text-underline-width="auto" style:text-underline-color="font-color" fo:font-weight="bold" officeooo:rsid="0008ceef" officeooo:paragraph-rsid="0008ceef" style:font-size-asian="15pt" style:font-weight-asian="bold" style:font-size-complex="15pt" style:font-weight-complex="bold"/>
    </style:style>
    <style:style style:name="P6" style:family="paragraph" style:parent-style-name="Standard">
      <style:text-properties fo:font-size="11pt" style:text-underline-style="none" fo:font-weight="normal" officeooo:rsid="0008ceef" officeooo:paragraph-rsid="0008ceef" style:font-size-asian="9.60000038146973pt" style:font-weight-asian="normal" style:font-size-complex="11pt" style:font-weight-complex="normal"/>
    </style:style>
    <style:style style:name="P7" style:family="paragraph" style:parent-style-name="Standard">
      <style:text-properties fo:font-size="11pt" style:text-underline-style="none" fo:font-weight="normal" officeooo:rsid="0008ceef" officeooo:paragraph-rsid="0008ceef" style:font-size-asian="11pt" style:font-weight-asian="normal" style:font-size-complex="11pt" style:font-weight-complex="normal"/>
    </style:style>
    <style:style style:name="P8" style:family="paragraph" style:parent-style-name="Standard">
      <style:text-properties fo:font-size="11pt" style:text-underline-style="none" fo:font-weight="normal" officeooo:rsid="0008ceef" officeooo:paragraph-rsid="00135882" style:font-size-asian="11pt" style:font-weight-asian="normal" style:font-size-complex="11pt" style:font-weight-complex="normal"/>
    </style:style>
    <style:style style:name="P9" style:family="paragraph" style:parent-style-name="Standard">
      <style:text-properties fo:font-size="11pt" style:text-underline-style="none" fo:font-weight="normal" officeooo:rsid="001670c8" officeooo:paragraph-rsid="001670c8" style:font-size-asian="11pt" style:font-weight-asian="normal" style:font-size-complex="11pt" style:font-weight-complex="normal"/>
    </style:style>
    <style:style style:name="P10" style:family="paragraph" style:parent-style-name="Standard">
      <style:text-properties fo:font-size="11pt" style:text-underline-style="none" fo:font-weight="normal" officeooo:rsid="001670c8" officeooo:paragraph-rsid="001c685f" style:font-size-asian="11pt" style:font-weight-asian="normal" style:font-size-complex="11pt" style:font-weight-complex="normal"/>
    </style:style>
    <style:style style:name="P11" style:family="paragraph" style:parent-style-name="Standard">
      <style:text-properties fo:font-size="15pt" style:text-underline-style="solid" style:text-underline-width="auto" style:text-underline-color="font-color" fo:font-weight="bold" officeooo:rsid="0008ceef" officeooo:paragraph-rsid="0008ceef" style:font-size-asian="15pt" style:font-weight-asian="bold" style:font-size-complex="15pt" style:font-weight-complex="bold"/>
    </style:style>
    <style:style style:name="P12" style:family="paragraph" style:parent-style-name="Standard">
      <style:paragraph-properties fo:break-before="page"/>
      <style:text-properties fo:font-size="11pt" style:text-underline-style="none" fo:font-weight="normal" officeooo:rsid="001670c8" officeooo:paragraph-rsid="001c685f" style:font-size-asian="11pt" style:font-weight-asian="normal" style:font-size-complex="11pt" style:font-weight-complex="normal"/>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8ceef" style:font-size-asian="9.60000038146973pt" style:font-weight-asian="normal" style:font-size-complex="11pt" style:font-weight-complex="normal"/>
    </style:style>
    <style:style style:name="T3" style:family="text">
      <style:text-properties fo:font-weight="bold" style:font-weight-asian="bold" style:font-weight-complex="bold"/>
    </style:style>
    <style:style style:name="T4" style:family="text">
      <style:text-properties fo:font-weight="bold" officeooo:rsid="001da5ed" style:font-weight-asian="bold" style:font-weight-complex="bold"/>
    </style:style>
    <style:style style:name="T5" style:family="text">
      <style:text-properties officeooo:rsid="00091929"/>
    </style:style>
    <style:style style:name="T6" style:family="text">
      <style:text-properties officeooo:rsid="00094a8c"/>
    </style:style>
    <style:style style:name="T7" style:family="text">
      <style:text-properties officeooo:rsid="000e222e"/>
    </style:style>
    <style:style style:name="T8" style:family="text">
      <style:text-properties fo:background-color="#ffffff" loext:char-shading-value="0" loext:padding="0cm" loext:border="none"/>
    </style:style>
    <style:style style:name="T9" style:family="text">
      <style:text-properties officeooo:rsid="00135882" fo:background-color="#ffffff" loext:char-shading-value="0" loext:padding="0cm" loext:border="none"/>
    </style:style>
    <style:style style:name="T10" style:family="text">
      <style:text-properties officeooo:rsid="00154e22" fo:background-color="#ffffff" loext:char-shading-value="0" loext:padding="0cm" loext:border="none"/>
    </style:style>
    <style:style style:name="T11" style:family="text">
      <style:text-properties officeooo:rsid="0008ceef" fo:background-color="#ffffff" loext:char-shading-value="0" loext:padding="0cm" loext:border="none"/>
    </style:style>
    <style:style style:name="T12" style:family="text">
      <style:text-properties fo:font-style="italic" style:font-style-asian="italic" style:font-style-complex="italic"/>
    </style:style>
    <style:style style:name="T13" style:family="text">
      <style:text-properties fo:font-style="italic" officeooo:rsid="0008ceef" fo:background-color="#ffffff" loext:char-shading-value="0" style:font-style-asian="italic" style:font-style-complex="italic" loext:padding="0cm" loext:border="none"/>
    </style:style>
    <style:style style:name="T14" style:family="text">
      <style:text-properties officeooo:rsid="001876bb"/>
    </style:style>
    <style:style style:name="T15" style:family="text">
      <style:text-properties style:text-position="super 58%" officeooo:rsid="001876bb"/>
    </style:style>
    <style:style style:name="T16" style:family="text">
      <style:text-properties officeooo:rsid="0019e7a5"/>
    </style:style>
    <style:style style:name="T17" style:family="text">
      <style:text-properties officeooo:rsid="001c685f"/>
    </style:style>
    <style:style style:name="T18" style:family="text">
      <style:text-properties officeooo:rsid="001da5ed"/>
    </style:style>
    <style:style style:name="T19" style:family="text">
      <style:text-properties officeooo:rsid="0020713b"/>
    </style:style>
    <style:style style:name="T20"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DATA TYPES:<text:span text:style-name="T1">C++ or Java class. Early languages, FORTRAN and COBOL, limit the creation of new data types to subprogram definitions. As concept of data</text:span><text:span text:style-name="T2">t</text:span><text:span text:style-name="T1">ype evolved, new language designs have better facilities for specifying and implementing entire abstract data types, such as C++ or Java class.</text:span></text:p>
      <text:p text:style-name="P5">Evolution of the Data Type Concept:</text:p>
      <text:p text:style-name="P3">Because actual computers ordinarily include no provision for defining and enforcing data type restrictions, higher level languages provide a set of basic data types, such as real, integer, and character string. </text:p>
      <text:p text:style-name="P3">Type checking is provided to ensure that operations such as + or x are not applied to data of the wrong type. </text:p>
      <text:p text:style-name="P4"><text:span text:style-name="T6">D</text:span>ata type defines a type as <text:s/>set of values that variable might take on. Data types are directly associated with individual variables <text:span text:style-name="T6">(</text:span>each declaration names variable and defines its type<text:span text:style-name="T6">)</text:span>. </text:p>
      <text:p text:style-name="P4"><text:span text:style-name="T7">=&gt; </text:span>Pascal extended the concept to a general type definition applicable to a set of variables. A type definition defines the structure of a data object with its possible value bindings. To get a particular data object of the defined type, declaration requires only the variable name and the name of the type to be given. <text:span text:style-name="T7">T</text:span>he concept of data type was extended beyond just a set of data objects to also include the set of operations that manipulate those data objects.</text:p>
      <text:p text:style-name="P4"/>
      <text:p text:style-name="P4">For primitive types such as real and integer, a language provides a facility to declare variables of that type and a set of operations on reals and integers that represent the only way that reals and integers can be manipulated by the programmer. Thus, the storage representation of reals and integers is effectively encapsulated (e.g., it is hidden from the programmer). The programmer may use real and integer data objects without knowing or caring exactly how they are represented in storage. All the programmer sees is the name of the type and the list of operations available for manipulating data objects of that type. </text:p>
      <text:p text:style-name="P2"><text:span text:style-name="T3">Data abstraction</text:span>. <text:span text:style-name="T5">T</text:span>o extend this encapsulation concept to programmer-defined data, define an abstract data type as</text:p>
      <text:p text:style-name="P2">1. A set of data objects, ordinarily using one or more type definitions,</text:p>
      <text:p text:style-name="P2">2. A set of abstract operations on those data objects, and</text:p>
      <text:p text:style-name="P2">3. Encapsulation of the whole in such a way that the user of the new type cannot manipulate data objects of the type except by use of the operations defined.</text:p>
      <text:p text:style-name="P2">The entire definition should be encapsulated in such a way that the user of the type needs to know only the type name and available operations. </text:p>
      <text:p text:style-name="P2"/>
      <text:p text:style-name="P5">Information Hiding</text:p>
      <text:p text:style-name="P8"><text:bookmark text:name="0"/><text:span text:style-name="T8">To understand the design of language facilities for programmer-defined operations and data types, it is important to understand abstraction. </text:span><text:bookmark text:name="1"/><text:span text:style-name="T8">A large program, easily exceeds the intellectual grasp of a single person. The program is divided into a set of components</text:span><text:span text:style-name="T9">(</text:span><text:span text:style-name="T8">divide-and-conquer</text:span><text:span text:style-name="T9">)</text:span><text:span text:style-name="T8"> often called modules. </text:span><text:bookmark text:name="3"/><text:span text:style-name="T8">Each module performs a limited set of operations on a limited amount of data. This keeps intellectual control over the program design process.</text:span></text:p>
      <text:p text:style-name="P8"><text:span text:style-name="T8"/></text:p>
      <text:p text:style-name="P8"><text:bookmark text:name="01"/><text:span text:style-name="T8">Module design has generally followed two approaches:</text:span></text:p>
      <text:p text:style-name="P8"><text:span text:style-name="T8">(1) Modules represent a functional decomposition of the program</text:span><text:span text:style-name="T9">(</text:span><text:span text:style-name="T8">typical subprogram structure, procedures, and functions derived from it. </text:span><text:span text:style-name="T9">1960’s)</text:span></text:p>
      <text:p text:style-name="P8"><text:span text:style-name="T8">(2) </text:span><text:span text:style-name="T10">M</text:span><text:span text:style-name="T8">odules represent a data decomposition of the program. </text:span></text:p>
      <text:p text:style-name="P7"/>
      <text:p text:style-name="P9"><text:span text:style-name="T12"><text:s/>Drrawbacks of </text:span><text:span text:style-name="T13">functional decomposition</text:span><text:span text:style-name="T11">:</text:span>In developing a program, a submoduble may be dependented on other module and simplification of the knowledge required to build each component. By creating modules based on data modularization, called simple abstractions, most of the drawbacks in the prior discussion are avoided. <text:span text:style-name="T14">(Pg236, 3</text:span><text:span text:style-name="T15">rd</text:span><text:span text:style-name="T14"> para)</text:span></text:p>
      <text:p text:style-name="P9"/>
      <text:p text:style-name="P9">Building a section abstraction and then using it in other modules <text:span text:style-name="T16">is </text:span>abstraction. The specification of the data type is all that must be understood to make use of it; implementation details are hidden and ignored. </text:p>
      <text:p text:style-name="P9"/>
      <text:p text:style-name="P9">layering of software and hardware <text:span text:style-name="T16">is</text:span> example of abstraction. Methods for designing programs—given various names</text:p>
      <text:p text:style-name="P9">such as stepwise refinement, structured programming, modular programming, and top-down programming—are concerned with the design of abstractions.</text:p>
      <text:p text:style-name="P9"/>
      <text:p text:style-name="P10">A programming language provides support for abstraction in two ways.</text:p>
      <text:p text:style-name="P10">First, by providing a virtual computer that is simpler to use and more powerful than the actual underlying hardware computer, </text:p>
      <text:p text:style-name="P10">Second, the language provides facilities that aid the programmer to construct <text:span text:style-name="T17">t</text:span>he abstractions that together form the virtual computer defined by a particular program. Subprograms, subprogram libraries, type definitions, classes, and packages are facilities provided by different languages to support programmer-defined abstractions.</text:p>
      <text:p text:style-name="P12">Information hiding is the term used for the central principle in the design of programmer-defined abstractions: Each such program component should hide as much information as possible from the component users. Thus, the language-</text:p>
      <text:p text:style-name="P10">provided square-root function is a successful abstract operation because it hides the details of the number representation and the square-root computation algorithm from the user. Similarly a programmer-defined data type is a successful abstraction if it may be used without knowledge of the representation of objects of that type or of the algorithms used by its operations.</text:p>
      <text:p text:style-name="P10"/>
      <text:p text:style-name="P10">When information is encapsulated in an abstraction, it means that the user </text:p>
      <text:p text:style-name="P10">1. Does not need to know the hidden information in order to use the abstraction, and</text:p>
      <text:p text:style-name="P10">2. Is not permitted to directly use or manipulate the hidden information even if desiring to do so.</text:p>
      <text:p text:style-name="P10"/>
      <text:p text:style-name="P10"><text:span text:style-name="T4">Eg</text:span>, the integer data type in FORTRAN or C hides details of integer number representation, <text:span text:style-name="T18">and</text:span> effectively encapsulates the representation so that the programmer cannot manipulate individual bits of the representation of an integer (except by use of flaws in the encapsulation mechanism of the language to get invalid access to the bits). It is difficult for the user of FORTRAN or C to encapsulate representation of new data type. Although a set of subprograms can be constructed that allows sections to be created and manipulated as abstractions in those languages (thus giving information hiding), it is <text:span text:style-name="T3">impossible to encapsulate the data representation used for sections so that the user of the abstraction cannot write another subprogram that will manipulate sections in improper ways.</text:span> <text:span text:style-name="T18">Eg</text:span>, if the student roll list is represented as a linear array of integers, a subprogram could be written that would add 3 to each integer in the array. Such an operation is meaningless in terms of the abstraction, where the integers represent student identification numbers, but it is perfectly valid in terms of the particular data representations used.</text:p>
      <text:p text:style-name="P10"/>
      <text:p text:style-name="P10">Encapsulation is important in permitting modification of program. If the <text:span text:style-name="T12">section</text:span> data type were encapsulated, then we could modify the representation of sections at any time by simply modifying the subprograms that manipulate sections so that they work with the new representation instead of the old. <text:span text:style-name="T19">C</text:span>hanges in a data representation give rise to subtle errors in other <text:span text:style-name="T19">p</text:span>arts of the program that seemingly should not be affected by the change.</text:p>
      <text:p text:style-name="P10"/>
      <text:p text:style-name="P10"><text:span text:style-name="T20">Note</text:span> that information hiding is question of program design; information hiding is possible in any program that is properly designed regardless of the programming language used. Encapsulation, however, is primarily a question of language design; an abstraction is effectively encapsulated only when the language prohibits access to the information hidden within the abst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53cm" fo:margin-right="1.0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1:55:35.963118958</meta:creation-date>
    <dc:date>2019-05-07T01:30:45.152381916</dc:date>
    <meta:editing-duration>PT1H12M37S</meta:editing-duration>
    <meta:editing-cycles>22</meta:editing-cycles>
    <meta:generator>LibreOffice/6.0.7.3$Linux_X86_64 LibreOffice_project/00m0$Build-3</meta:generator>
    <meta:document-statistic meta:table-count="0" meta:image-count="0" meta:object-count="0" meta:page-count="2" meta:paragraph-count="32" meta:word-count="1153" meta:character-count="7362" meta:non-whitespace-character-count="6232"/>
  </office:meta>
</office:document-meta>
</file>